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0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PATSY</text:p>
          </table:table-cell>
          <table:table-cell office:value-type="string">
            <text:p>NASTY</text:p>
          </table:table-cell>
          <table:table-cell office:value-type="string">
            <text:p>SPASTIC</text:p>
          </table:table-cell>
          <table:table-cell office:value-type="string">
            <text:p>EGALITARIAN</text:p>
          </table:table-cell>
          <table:table-cell office:value-type="string">
            <text:p>EYE-FOR_EYE</text:p>
          </table:table-cell>
        </table:table-row>
        <table:table-row table:style-name="ro1">
          <table:table-cell office:value-type="string">
            <text:p>PATSY</text:p>
          </table:table-cell>
          <table:table-cell office:value-type="string">
            <text:p>(3,3)</text:p>
          </table:table-cell>
          <table:table-cell office:value-type="string">
            <text:p>(0,5)</text:p>
          </table:table-cell>
          <table:table-cell office:value-type="string">
            <text:p>(1.48, 4.01)</text:p>
          </table:table-cell>
          <table:table-cell table:number-columns-repeated="2" office:value-type="string">
            <text:p>(3,3)</text:p>
          </table:table-cell>
        </table:table-row>
        <table:table-row table:style-name="ro1">
          <table:table-cell office:value-type="string">
            <text:p>NASTY</text:p>
          </table:table-cell>
          <table:table-cell office:value-type="string">
            <text:p>(5,0)</text:p>
          </table:table-cell>
          <table:table-cell office:value-type="string">
            <text:p>(1,1)</text:p>
          </table:table-cell>
          <table:table-cell office:value-type="string">
            <text:p>(2.96, 0.51)</text:p>
          </table:table-cell>
          <table:table-cell table:number-columns-repeated="2" office:value-type="string">
            <text:p>(1.04, 0.99)</text:p>
          </table:table-cell>
        </table:table-row>
        <table:table-row table:style-name="ro1">
          <table:table-cell office:value-type="string">
            <text:p>SPASTIC</text:p>
          </table:table-cell>
          <table:table-cell office:value-type="string">
            <text:p>(4,13, 1.31)</text:p>
          </table:table-cell>
          <table:table-cell office:value-type="string">
            <text:p>(0.53, 2.88)</text:p>
          </table:table-cell>
          <table:table-cell office:value-type="string">
            <text:p>(1.87, 2.70)</text:p>
          </table:table-cell>
          <table:table-cell office:value-type="string">
            <text:p>(3.96, 1.54)</text:p>
          </table:table-cell>
          <table:table-cell office:value-type="string">
            <text:p>(2.23, 2.18)</text:p>
          </table:table-cell>
        </table:table-row>
        <table:table-row table:style-name="ro1">
          <table:table-cell office:value-type="string">
            <text:p>EGALITARIAN</text:p>
          </table:table-cell>
          <table:table-cell office:value-type="string">
            <text:p>(3, 3)</text:p>
          </table:table-cell>
          <table:table-cell office:value-type="string">
            <text:p>(0.99, 1.04)</text:p>
          </table:table-cell>
          <table:table-cell office:value-type="string">
            <text:p>(1.54, 3.96)</text:p>
          </table:table-cell>
          <table:table-cell table:number-columns-repeated="2" office:value-type="string">
            <text:p>(3, 3)</text:p>
          </table:table-cell>
        </table:table-row>
        <table:table-row table:style-name="ro1">
          <table:table-cell office:value-type="string">
            <text:p>EYE-FOR_EYE</text:p>
          </table:table-cell>
          <table:table-cell office:value-type="string">
            <text:p>(3, 3)</text:p>
          </table:table-cell>
          <table:table-cell office:value-type="string">
            <text:p>(0.99, 1.04)</text:p>
          </table:table-cell>
          <table:table-cell office:value-type="string">
            <text:p>(2.18, 2.23)</text:p>
          </table:table-cell>
          <table:table-cell table:number-columns-repeated="2" office:value-type="string">
            <text:p>(3, 3)</text:p>
          </table:table-cell>
        </table:table-row>
        <table:table-row table:style-name="ro1">
          <table:table-cell office:value-type="string">
            <text:p>EYE-FOR-TWO-EYES</text:p>
          </table:table-cell>
          <table:table-cell office:value-type="string">
            <text:p>(3, 3)</text:p>
          </table:table-cell>
          <table:table-cell office:value-type="string">
            <text:p>(0.96, 1.12)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1">
          <table:table-cell office:value-type="string">
            <text:p>NOTE THAT SCORES ARE IN THE FORMAT (COL,ROW) BECAUSE MATRICES ARE WEIRD LIKE THAT</text:p>
          </table:table-cell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dp </meta:initial-creator>
    <meta:creation-date>2014-05-11T17:15:33</meta:creation-date>
    <meta:generator>LibreOffice/3.5$Linux_x86 LibreOffice_project/350m1$Build-2</meta:generator>
    <dc:date>2014-05-11T20:19:05</dc:date>
    <dc:creator>jdp </dc:creator>
    <meta:editing-duration>PT3H50S</meta:editing-duration>
    <meta:editing-cycles>5</meta:editing-cycles>
    <meta:document-statistic meta:table-count="3" meta:cell-count="39" meta:object-count="0"/>
  </office:meta>
</office:document-meta>
</file>